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SHUserInfo.promptPassword( String passwordProm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UserInfo.promptYesNo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UserInfo.getPassphr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UserInfo.prompt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UserInfo.promptKeyboardInteractive( String destination , String name , String instruction , String [ ] prompt , boolean [ ] ech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SHUserInfo.promptPassphras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UserInfo.setKeyfile( String key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UserInfo.getKey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UserInfo.setTrust( boolean tru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UserInfo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UserInfo.SSHUs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SHUserInfo.show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SHUserInfo.getPassphras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UserInfo.setPassphrase( String passphr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UserInf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UserInf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UserInfo.re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UserInfo.SSHUserInfo( String password , boolean trustAllCertific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SHUserInfo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HUserInfo.getTru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